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88710" officeooo:paragraph-rsid="00088710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88710" officeooo:paragraph-rsid="00088710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0pt" style:text-underline-style="none" fo:font-weight="bold" officeooo:rsid="00088710" officeooo:paragraph-rsid="00088710" style:font-size-asian="8.75pt" style:font-weight-asian="bold" style:font-size-complex="10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0pt" style:text-underline-style="none" fo:font-weight="bold" officeooo:rsid="0008a380" officeooo:paragraph-rsid="0008a380" style:font-size-asian="8.75pt" style:font-weight-asian="bold" style:font-size-complex="10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0pt" style:text-underline-style="none" fo:font-weight="bold" officeooo:rsid="000a39a6" officeooo:paragraph-rsid="000a39a6" style:font-size-asian="8.75pt" style:font-weight-asian="bold" style:font-size-complex="10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0pt" style:text-underline-style="none" fo:font-weight="bold" officeooo:rsid="000b1aab" officeooo:paragraph-rsid="000b1aab" style:font-size-asian="8.75pt" style:font-weight-asian="bold" style:font-size-complex="10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0pt" style:text-underline-style="none" fo:font-weight="bold" officeooo:rsid="000c3346" officeooo:paragraph-rsid="000c3346" style:font-size-asian="8.75pt" style:font-weight-asian="bold" style:font-size-complex="10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0pt" style:text-underline-style="none" fo:font-weight="bold" officeooo:rsid="000e22b6" officeooo:paragraph-rsid="000e22b6" style:font-size-asian="8.75pt" style:font-weight-asian="bold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dia Project</text:p>
      <text:p text:style-name="P2"/>
      <text:list xml:id="list610719107" text:style-name="L1">
        <text:list-item>
          <text:p text:style-name="P3">Existing Work</text:p>
          <text:list>
            <text:list-item>
              <text:p text:style-name="P3"><text:span text:style-name="T1">Postgres Database</text:span></text:p>
              <text:list>
                <text:list-item>
                  <text:p text:style-name="P4"><text:span text:style-name="T1">Generic media object</text:span></text:p>
                </text:list-item>
                <text:list-item>
                  <text:p text:style-name="P4"><text:span text:style-name="T1">Books expanded model</text:span></text:p>
                </text:list-item>
              </text:list>
            </text:list-item>
            <text:list-item>
              <text:p text:style-name="P3"><text:span text:style-name="T1">Basic command line Python interface</text:span></text:p>
              <text:list>
                <text:list-item>
                  <text:p text:style-name="P3"><text:span text:style-name="T1">Functions</text:span></text:p>
                  <text:list>
                    <text:list-item>
                      <text:p text:style-name="P3"><text:span text:style-name="T1">Add Authors</text:span></text:p>
                    </text:list-item>
                    <text:list-item>
                      <text:p text:style-name="P3"><text:span text:style-name="T1">Add Books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Project Plan</text:p>
          <text:list>
            <text:list-item>
              <text:p text:style-name="P6"><text:span text:style-name="T1">Github Setup</text:span></text:p>
              <text:list>
                <text:list-item>
                  <text:p text:style-name="P7"><text:span text:style-name="T1">Create Overall Folder Structure</text:span></text:p>
                </text:list-item>
                <text:list-item>
                  <text:p text:style-name="P7"><text:span text:style-name="T1">Replicate in Github</text:span></text:p>
                </text:list-item>
              </text:list>
            </text:list-item>
            <text:list-item>
              <text:p text:style-name="P8"><text:span text:style-name="T1">Postgres Database expansion</text:span></text:p>
            </text:list-item>
            <text:list-item>
              <text:p text:style-name="P8"><text:span text:style-name="T1">Command Line Interface expansion</text:span></text:p>
            </text:list-item>
            <text:list-item>
              <text:p text:style-name="P8"><text:span text:style-name="T1">Web front end</text:span></text:p>
            </text:list-item>
            <text:list-item>
              <text:p text:style-name="P8"><text:span text:style-name="T1">MongoDB creation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23T10:37:19.139652501</meta:creation-date>
    <meta:generator>LibreOffice/7.2.4.1$MacOSX_X86_64 LibreOffice_project/27d75539669ac387bb498e35313b970b7fe9c4f9</meta:generator>
    <dc:date>2023-12-23T10:47:21.946331202</dc:date>
    <meta:editing-duration>PT9M59S</meta:editing-duration>
    <meta:editing-cycles>6</meta:editing-cycles>
    <meta:document-statistic meta:table-count="0" meta:image-count="0" meta:object-count="0" meta:page-count="1" meta:paragraph-count="17" meta:word-count="61" meta:character-count="325" meta:non-whitespace-character-count="297"/>
  </office:meta>
</office:document-meta>
</file>